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32.33mm"/>
    </style:style>
    <style:style style:name="co7" style:family="table-column">
      <style:table-column-properties fo:break-before="auto" style:column-width="3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23.22mm" svg:height="54.45mm" svg:x="77.23mm" svg:y="0mm">
            <loext:p draw:notify-on-update-of-ranges="Arkusz1.A2:Arkusz1.A2 Arkusz1.A3:Arkusz1.A12 Arkusz1.B2:Arkusz1.B2 Arkusz1.B3:Arkusz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1.38mm" svg:height="50.08mm" svg:x="82.97mm" svg:y="74.76mm">
            <loext:p draw:notify-on-update-of-ranges="Arkusz1.A18:Arkusz1.A18 Arkusz1.A19:Arkusz1.A28 Arkusz1.B18:Arkusz1.B18 Arkusz1.B19:Arkusz1.B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7.09mm" svg:height="50.2mm" svg:x="87.81mm" svg:y="143.44mm">
            <loext:p draw:notify-on-update-of-ranges="Arkusz1.A34:Arkusz1.A34 Arkusz1.A35:Arkusz1.A44 Arkusz1.B34:Arkusz1.B34 Arkusz1.B35:Arkusz1.B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4.58mm" svg:height="47.82mm" svg:x="76.94mm" svg:y="222.59mm">
            <loext:p draw:notify-on-update-of-ranges="Arkusz1.A50:Arkusz1.A50 Arkusz1.A51:Arkusz1.A60 Arkusz1.B50:Arkusz1.B50 Arkusz1.B51:Arkusz1.B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spółczynnik uczenia: 0.1</text:p>
          </table:table-cell>
          <table:covered-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Numer epoki</text:p>
          </table:table-cell>
          <table:table-cell table:style-name="ce2" office:value-type="string" calcext:value-type="string">
            <text:p>Liczba błędów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Współczynnik uczenia: 0.4</text:p>
          </table:table-cell>
          <table:covered-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Numer epoki</text:p>
          </table:table-cell>
          <table:table-cell table:style-name="ce2" office:value-type="string" calcext:value-type="string">
            <text:p>Liczba błędów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Współczynnik uczenia: 0.7</text:p>
          </table:table-cell>
          <table:covered-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Numer epoki</text:p>
          </table:table-cell>
          <table:table-cell table:style-name="ce2" office:value-type="string" calcext:value-type="string">
            <text:p>Liczba błędów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" office:value-type="string" calcext:value-type="string" table:number-columns-spanned="10" table:number-rows-spanned="1">
            <text:p>OR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Współczynnik uczenia: 0.1</text:p>
          </table:table-cell>
          <table:covered-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Numer epoki</text:p>
          </table:table-cell>
          <table:table-cell table:style-name="ce2" office:value-type="string" calcext:value-type="string">
            <text:p>Liczba błędów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Współczynnik uczenia: 0.4</text:p>
          </table:table-cell>
          <table:covered-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Numer epoki</text:p>
          </table:table-cell>
          <table:table-cell table:style-name="ce2" office:value-type="string" calcext:value-type="string">
            <text:p>Liczba błędów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Współczynnik uczenia: 0.7</text:p>
          </table:table-cell>
          <table:covered-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Numer epoki</text:p>
          </table:table-cell>
          <table:table-cell table:style-name="ce2" office:value-type="string" calcext:value-type="string">
            <text:p>Liczba błędów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9:06:33.948000000</meta:creation-date>
    <meta:generator>LibreOffice/5.0.4.2$Windows_x86 LibreOffice_project/2b9802c1994aa0b7dc6079e128979269cf95bc78</meta:generator>
    <dc:date>2017-12-18T19:44:39.486000000</dc:date>
    <meta:editing-duration>PT38M2S</meta:editing-duration>
    <meta:editing-cycles>13</meta:editing-cycles>
    <meta:document-statistic meta:table-count="1" meta:cell-count="1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23cm" svg:height="5.446cm" xlink:href=".." xlink:type="simple" chart:class="chart:scatter" chart:style-name="ch1">
        <chart:title svg:x="2.083cm" svg:y="0.244cm" chart:style-name="ch2">
          <text:p>Zależność numeru epoki od liczby błedów</text:p>
        </chart:title>
        <chart:plot-area chart:style-name="ch3" table:cell-range-address="Arkusz1.A2:Arkusz1.B12" chart:data-source-has-labels="row" svg:x="1.257cm" svg:y="1.131cm" svg:width="10.82cm" svg:height="3.226cm">
          <chartooo:coordinate-region svg:x="1.693cm" svg:y="1.33cm" svg:width="10.197cm" svg:height="2.38cm"/>
          <chart:axis chart:dimension="x" chart:name="primary-x" chart:style-name="ch4">
            <chart:title svg:x="5.67cm" svg:y="4.465cm" chart:style-name="ch5">
              <text:p>Numer epoki</text:p>
            </chart:title>
          </chart:axis>
          <chart:axis chart:dimension="y" chart:name="primary-y" chart:style-name="ch4">
            <chart:title svg:x="0.451cm" svg:y="3.833cm" chart:style-name="ch6">
              <text:p>Liczba błędów</text:p>
            </chart:title>
          </chart:axis>
          <chart:series chart:style-name="ch7" chart:values-cell-range-address="Arkusz1.B3:Arkusz1.B12" chart:label-cell-address="Arkusz1.B2:Arkusz1.B2" chart:class="chart:scatter">
            <chart:domain table:cell-range-address="Arkusz1.A3:Arkusz1.A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iczba błędów</text:p>
                <draw:g>
                  <svg:desc>Arkusz1.B2:Arkusz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3:Arkusz1.A12</svg:desc>
                </draw:g>
              </table:table-cell>
              <table:table-cell office:value-type="float" office:value="2">
                <text:p>2</text:p>
                <draw:g>
                  <svg:desc>Arkusz1.B3:Arkusz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39cm" svg:height="5.009cm" xlink:href=".." xlink:type="simple" chart:class="chart:scatter" chart:style-name="ch1">
        <chart:title svg:x="1.991cm" svg:y="0.236cm" chart:style-name="ch2">
          <text:p>Zależność numeru epoki od liczby błędów</text:p>
        </chart:title>
        <chart:legend chart:legend-position="end" svg:x="9.214cm" svg:y="2.205cm" style:legend-expansion="high" chart:style-name="ch3"/>
        <chart:plot-area chart:style-name="ch4" table:cell-range-address="Arkusz1.A18:Arkusz1.B28" chart:data-source-has-labels="row" svg:x="1.253cm" svg:y="1.115cm" svg:width="7.719cm" svg:height="2.813cm">
          <chartooo:coordinate-region svg:x="1.689cm" svg:y="1.315cm" svg:width="7.096cm" svg:height="1.966cm"/>
          <chart:axis chart:dimension="x" chart:name="primary-x" chart:style-name="ch5">
            <chart:title svg:x="4.115cm" svg:y="4.028cm" chart:style-name="ch6">
              <text:p>Numer epoki</text:p>
            </chart:title>
          </chart:axis>
          <chart:axis chart:dimension="y" chart:name="primary-y" chart:style-name="ch5">
            <chart:title svg:x="0.451cm" svg:y="3.531cm" chart:style-name="ch7">
              <text:p>Ilość błędów </text:p>
            </chart:title>
          </chart:axis>
          <chart:series chart:style-name="ch8" chart:values-cell-range-address="Arkusz1.B19:Arkusz1.B28" chart:label-cell-address="Arkusz1.B18:Arkusz1.B18" chart:class="chart:scatter">
            <chart:domain table:cell-range-address="Arkusz1.A19:Arkusz1.A2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iczba błędów</text:p>
                <draw:g>
                  <svg:desc>Arkusz1.B18:Arkusz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9:Arkusz1.A28</svg:desc>
                </draw:g>
              </table:table-cell>
              <table:table-cell office:value-type="float" office:value="2">
                <text:p>2</text:p>
                <draw:g>
                  <svg:desc>Arkusz1.B19:Arkusz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1cm" svg:height="5.021cm" xlink:href=".." xlink:type="simple" chart:class="chart:scatter" chart:style-name="ch1">
        <chart:title svg:x="1.777cm" svg:y="0.236cm" chart:style-name="ch2">
          <text:p>Zależność numeru epoki od liczby błędów</text:p>
        </chart:title>
        <chart:plot-area chart:style-name="ch3" table:cell-range-address="Arkusz1.A34:Arkusz1.B44" chart:data-source-has-labels="row" svg:x="1.245cm" svg:y="1.115cm" svg:width="10.231cm" svg:height="2.825cm">
          <chartooo:coordinate-region svg:x="1.681cm" svg:y="1.314cm" svg:width="9.608cm" svg:height="1.979cm"/>
          <chart:axis chart:dimension="x" chart:name="primary-x" chart:style-name="ch4">
            <chart:title svg:x="5.363cm" svg:y="4.04cm" chart:style-name="ch5">
              <text:p>Numer epoki</text:p>
            </chart:title>
          </chart:axis>
          <chart:axis chart:dimension="y" chart:name="primary-y" chart:style-name="ch4">
            <chart:title svg:x="0.451cm" svg:y="3.457cm" chart:style-name="ch6">
              <text:p>lość błędów</text:p>
            </chart:title>
          </chart:axis>
          <chart:series chart:style-name="ch7" chart:values-cell-range-address="Arkusz1.B35:Arkusz1.B44" chart:label-cell-address="Arkusz1.B34:Arkusz1.B34" chart:class="chart:scatter">
            <chart:domain table:cell-range-address="Arkusz1.A35:Arkusz1.A44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iczba błędów</text:p>
                <draw:g>
                  <svg:desc>Arkusz1.B34:Arkusz1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35:Arkusz1.A44</svg:desc>
                </draw:g>
              </table:table-cell>
              <table:table-cell office:value-type="float" office:value="2">
                <text:p>2</text:p>
                <draw:g>
                  <svg:desc>Arkusz1.B35:Arkusz1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59cm" svg:height="4.783cm" xlink:href=".." xlink:type="simple" chart:class="chart:scatter" chart:style-name="ch1">
        <chart:title svg:x="2.259cm" svg:y="0.231cm" chart:style-name="ch2">
          <text:p>Zależaność epoki od liczby błędów </text:p>
        </chart:title>
        <chart:plot-area chart:style-name="ch3" table:cell-range-address="Arkusz1.A50:Arkusz1.B60" chart:data-source-has-labels="row" svg:x="1.24cm" svg:y="1.105cm" svg:width="9.99cm" svg:height="2.602cm">
          <chartooo:coordinate-region svg:x="1.676cm" svg:y="1.304cm" svg:width="9.367cm" svg:height="1.756cm"/>
          <chart:axis chart:dimension="x" chart:name="primary-x" chart:style-name="ch4">
            <chart:title svg:x="5.238cm" svg:y="3.802cm" chart:style-name="ch5">
              <text:p>Numer epoki</text:p>
            </chart:title>
          </chart:axis>
          <chart:axis chart:dimension="y" chart:name="primary-y" chart:style-name="ch4">
            <chart:title svg:x="0.451cm" svg:y="3.495cm" chart:style-name="ch6">
              <text:p>Liczba błędów</text:p>
            </chart:title>
          </chart:axis>
          <chart:series chart:style-name="ch7" chart:values-cell-range-address="Arkusz1.B51:Arkusz1.B60" chart:label-cell-address="Arkusz1.B50:Arkusz1.B50" chart:class="chart:scatter">
            <chart:domain table:cell-range-address="Arkusz1.A51:Arkusz1.A6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iczba błędów</text:p>
                <draw:g>
                  <svg:desc>Arkusz1.B50:Arkusz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51:Arkusz1.A60</svg:desc>
                </draw:g>
              </table:table-cell>
              <table:table-cell office:value-type="float" office:value="2">
                <text:p>2</text:p>
                <draw:g>
                  <svg:desc>Arkusz1.B51:Arkusz1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